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ärverlaufs – Protokoll</text:p>
      <text:p text:style-name="P2"><text:tab/>Angestellt am …........................, den ….........................um …................Uhr</text:p>
      <text:p text:style-name="P3"><text:span text:style-name="T1"><text:tab/><text:tab/></text:span><text:bookmark-start text:name="__DdeLink__442_1972827519"/><text:span text:style-name="T1">ungefähre Gärtemperatur ….......... °C.</text:span><text:bookmark-end text:name="__DdeLink__442_1972827519"/></text:p>
      <text:p text:style-name="P2"><text:tab/>Erste Kräusen am …........................... , Tag Nr. …...... .</text:p>
      <text:p text:style-name="P2"><text:tab/><text:tab/>ungefähre Gärtemperatur ….......... °C.</text:p>
      <text:p text:style-name="P2"><text:tab/>Kräusen fallen zusammen am …........................., Tag Nr. …...... .</text:p>
      <text:p text:style-name="P2"><text:tab/><text:tab/>ungefähre Gärtemperatur ….......... °C.</text:p>
      <text:p text:style-name="P2"><text:tab/>Gärung beendet am <text:s/>…........................., Tag Nr. …........ .</text:p>
      <text:p text:style-name="P2"><text:tab/><text:tab/>ungefähre Gärtemperatur ….......... °C.</text:p>
      <text:p text:style-name="P5"/>
      <text:p text:style-name="P2">Schlauchen: …........................., den …........................... um ….................... Uhr</text:p>
      <text:p text:style-name="P2"><text:tab/><text:tab/>Zuckergabe: …..........g/Flasche bzw. …...........g/l</text:p>
      <text:p text:style-name="P2"><text:tab/><text:tab/>Gesammtabfüllung: <text:tab/>…............. 0,33 l Flaschen</text:p>
      <text:p text:style-name="P2"><text:tab/><text:tab/><text:tab/><text:tab/><text:tab/><text:tab/>…............. 0,5 l Flaschen</text:p>
      <text:p text:style-name="P2"><text:tab/><text:tab/><text:tab/><text:tab/><text:tab/><text:tab/>…............. 1,0 l Flaschen</text:p>
      <text:p text:style-name="P2"><text:tab/>Kommentar:_____________________________________________________</text:p>
      <text:p text:style-name="P2"><text:tab/><text:tab/>__________________________________________________________</text:p>
      <text:p text:style-name="P2"><text:tab/><text:tab/>__________________________________________________________</text:p>
      <text:p text:style-name="P2"><text:tab/><text:tab/>__________________________________________________________</text:p>
      <text:p text:style-name="P2"><text:tab/><text:tab/>__________________________________________________________</text:p>
      <text:p text:style-name="P2"><text:tab/><text:tab/>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4T15:51:57</meta:creation-date>
    <dc:date>2012-07-07T09:28:03</dc:date>
    <meta:editing-duration>PT21M59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20" meta:word-count="81" meta:character-count="1129" meta:non-whitespace-character-count="1027"/>
  </office:meta>
</office:document-meta>
</file>